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style:font-name-asian="Times New Roman" style:font-name-complex="Times New Roman" fo:color="#000000"/>
    </style:style>
    <style:style style:name="P3" style:parent-style-name="Standard" style:family="paragraph">
      <style:text-properties style:font-name-asian="Times New Roman" style:font-name-complex="Times New Roman" fo:color="#000000" fo:font-size="11.5pt" style:font-size-asian="11.5pt" style:font-size-complex="11.5pt"/>
    </style:style>
    <style:style style:name="P4" style:parent-style-name="Standard" style:family="paragraph">
      <style:text-properties style:font-name-asian="Times New Roman" style:font-name-complex="Times New Roman" fo:color="#000000" fo:font-size="11.5pt" style:font-size-asian="11.5pt" style:font-size-complex="11.5pt"/>
    </style:style>
    <style:style style:name="P5" style:parent-style-name="Standard" style:family="paragraph">
      <style:text-properties style:font-name-asian="Times New Roman" style:font-name-complex="Times New Roman" fo:color="#000000" fo:font-size="11.5pt" style:font-size-asian="11.5pt" style:font-size-complex="11.5pt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justify"/>
    </style:style>
    <style:style style:name="P16" style:parent-style-name="Standard" style:family="paragraph">
      <style:paragraph-properties fo:text-align="justify"/>
    </style:style>
    <style:style style:name="P17" style:parent-style-name="Standard" style:family="paragraph">
      <style:paragraph-properties fo:text-align="justify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T22" style:parent-style-name="Car.predefinitoparagrafo" style:family="text">
      <style:text-properties fo:font-size="16pt" style:font-size-asian="16pt" style:font-size-complex="16pt"/>
    </style:style>
    <style:style style:name="P23" style:parent-style-name="Standard" style:family="paragraph">
      <style:paragraph-properties fo:text-align="justify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P27" style:parent-style-name="Standard" style:family="paragraph">
      <style:paragraph-properties fo:text-align="justify"/>
    </style:style>
    <style:style style:name="P28" style:parent-style-name="Standard" style:list-style-name="LFO1" style:family="paragraph">
      <style:paragraph-properties fo:text-align="justify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P30" style:parent-style-name="Standard" style:list-style-name="LFO1" style:family="paragraph">
      <style:paragraph-properties fo:text-align="justify"/>
    </style:style>
    <style:style style:name="T31" style:parent-style-name="Car.predefinitoparagrafo" style:family="text">
      <style:text-properties fo:font-style="italic" style:font-style-asian="italic" style:font-style-complex="italic"/>
    </style:style>
    <style:style style:name="T32" style:parent-style-name="Car.predefinitoparagrafo" style:family="text">
      <style:text-properties fo:font-style="italic" style:font-style-asian="italic" style:font-style-complex="italic"/>
    </style:style>
    <style:style style:name="T33" style:parent-style-name="Car.predefinitoparagrafo" style:family="text">
      <style:text-properties fo:font-style="italic" style:font-style-asian="italic" style:font-style-complex="italic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  <style:style style:name="T41" style:parent-style-name="Car.predefinitoparagrafo" style:family="text">
      <style:text-properties fo:font-style="italic" style:font-style-asian="italic" style:font-style-complex="italic"/>
    </style:style>
    <style:style style:name="T42" style:parent-style-name="Car.predefinitoparagrafo" style:family="text">
      <style:text-properties fo:font-style="italic" style:font-style-asian="italic" style:font-style-complex="italic"/>
    </style:style>
    <style:style style:name="P43" style:parent-style-name="Standard" style:family="paragraph">
      <style:paragraph-properties fo:text-align="justify"/>
    </style:style>
    <style:style style:name="P44" style:parent-style-name="Standard" style:list-style-name="LFO2" style:family="paragraph">
      <style:paragraph-properties fo:text-align="justify"/>
    </style:style>
    <style:style style:name="T45" style:parent-style-name="Car.predefinitoparagrafo" style:family="text">
      <style:text-properties fo:font-style="italic" style:font-style-asian="italic" style:font-style-complex="italic"/>
    </style:style>
    <style:style style:name="P46" style:parent-style-name="Standard" style:list-style-name="LFO2" style:family="paragraph">
      <style:paragraph-properties fo:text-align="justify"/>
    </style:style>
    <style:style style:name="P47" style:parent-style-name="Standard" style:list-style-name="LFO2" style:family="paragraph">
      <style:paragraph-properties fo:text-align="justify"/>
    </style:style>
    <style:style style:name="P48" style:parent-style-name="Standard" style:list-style-name="LFO2" style:family="paragraph">
      <style:paragraph-properties fo:text-align="justify"/>
    </style:style>
    <style:style style:name="P49" style:parent-style-name="Standard" style:list-style-name="LFO2" style:family="paragraph">
      <style:paragraph-properties fo:text-align="justify"/>
    </style:style>
    <style:style style:name="P50" style:parent-style-name="Standard" style:family="paragraph">
      <style:paragraph-properties fo:text-align="justify"/>
    </style:style>
    <style:style style:name="T51" style:parent-style-name="Car.predefinitoparagrafo" style:family="text">
      <style:text-properties fo:font-style="italic" style:font-style-asian="italic" style:font-style-complex="italic"/>
    </style:style>
    <style:style style:name="P52" style:parent-style-name="Standard" style:family="paragraph">
      <style:paragraph-properties fo:text-align="justify"/>
    </style:style>
    <style:style style:name="T53" style:parent-style-name="Car.predefinitoparagrafo" style:family="text">
      <style:text-properties fo:font-style="italic" style:font-style-asian="italic" style:font-style-complex="italic"/>
    </style:style>
    <style:style style:name="T54" style:parent-style-name="Car.predefinitoparagrafo" style:family="text">
      <style:text-properties fo:font-style="italic" style:font-style-asian="italic" style:font-style-complex="italic"/>
    </style:style>
    <style:style style:name="T55" style:parent-style-name="Car.predefinitoparagrafo" style:family="text">
      <style:text-properties fo:font-style="italic" style:font-style-asian="italic" style:font-style-complex="italic"/>
    </style:style>
    <style:style style:name="P56" style:parent-style-name="Standard" style:family="paragraph">
      <style:paragraph-properties fo:text-align="justify"/>
    </style:style>
    <style:style style:name="T57" style:parent-style-name="Car.predefinitoparagrafo" style:family="text">
      <style:text-properties fo:font-style="italic" style:font-style-asian="italic" style:font-style-complex="italic"/>
    </style:style>
    <style:style style:name="T58" style:parent-style-name="Car.predefinitoparagrafo" style:family="text">
      <style:text-properties fo:font-style="italic" style:font-style-asian="italic" style:font-style-complex="italic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P61" style:parent-style-name="Standard" style:family="paragraph">
      <style:paragraph-properties fo:text-align="justify"/>
    </style:style>
    <style:style style:name="P62" style:parent-style-name="Standard" style:family="paragraph">
      <style:paragraph-properties fo:text-align="justify"/>
    </style:style>
    <style:style style:name="P63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T66" style:parent-style-name="Car.predefinitoparagrafo" style:family="text">
      <style:text-properties fo:font-style="italic" style:font-style-asian="italic" style:font-style-complex="italic"/>
    </style:style>
    <style:style style:name="T67" style:parent-style-name="Car.predefinitoparagrafo" style:family="text">
      <style:text-properties fo:font-style="italic" style:font-style-asian="italic" style:font-style-complex="italic"/>
    </style:style>
    <style:style style:name="T68" style:parent-style-name="Car.predefinitoparagrafo" style:family="text">
      <style:text-properties fo:font-style="italic" style:font-style-asian="italic" style:font-style-complex="italic"/>
    </style:style>
    <style:style style:name="T69" style:parent-style-name="Car.predefinitoparagrafo" style:family="text">
      <style:text-properties fo:font-style="italic" style:font-style-asian="italic" style:font-style-complex="italic"/>
    </style:style>
    <style:style style:name="T70" style:parent-style-name="Car.predefinitoparagrafo" style:family="text">
      <style:text-properties fo:font-style="italic" style:font-style-asian="italic" style:font-style-complex="italic"/>
    </style:style>
    <style:style style:name="T71" style:parent-style-name="Car.predefinitoparagrafo" style:family="text">
      <style:text-properties fo:font-style="italic" style:font-style-asian="italic" style:font-style-complex="italic"/>
    </style:style>
    <style:style style:name="T72" style:parent-style-name="Car.predefinitoparagrafo" style:family="text">
      <style:text-properties fo:font-style="italic" style:font-style-asian="italic" style:font-style-complex="italic"/>
    </style:style>
    <style:style style:name="T73" style:parent-style-name="Car.predefinitoparagrafo" style:family="text">
      <style:text-properties fo:font-style="italic" style:font-style-asian="italic" style:font-style-complex="italic"/>
    </style:style>
    <style:style style:name="T74" style:parent-style-name="Car.predefinitoparagrafo" style:family="text">
      <style:text-properties fo:font-style="italic" style:font-style-asian="italic" style:font-style-complex="italic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77" style:parent-style-name="Car.predefinitoparagrafo" style:family="text">
      <style:text-properties fo:font-style="italic" style:font-style-asian="italic" style:font-style-complex="italic"/>
    </style:style>
    <style:style style:name="T78" style:parent-style-name="Car.predefinitoparagrafo" style:family="text">
      <style:text-properties fo:font-style="italic" style:font-style-asian="italic" style:font-style-complex="italic"/>
    </style:style>
    <style:style style:name="P79" style:parent-style-name="Standard" style:family="paragraph">
      <style:paragraph-properties fo:text-align="justify"/>
    </style:style>
    <style:style style:name="P80" style:parent-style-name="Standard" style:family="paragraph">
      <style:paragraph-properties fo:text-align="justify"/>
    </style:style>
    <style:style style:name="P81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82" style:parent-style-name="Standard" style:family="paragraph">
      <style:paragraph-properties fo:text-align="justify"/>
    </style:style>
    <style:style style:name="TableColumn84" style:family="table-column">
      <style:table-column-properties style:column-width="1.2055in"/>
    </style:style>
    <style:style style:name="TableColumn85" style:family="table-column">
      <style:table-column-properties style:column-width="1.1638in"/>
    </style:style>
    <style:style style:name="TableColumn86" style:family="table-column">
      <style:table-column-properties style:column-width="1.4138in"/>
    </style:style>
    <style:style style:name="Table83" style:family="table">
      <style:table-properties style:width="3.7833in" fo:margin-left="0in" table:align="left"/>
    </style:style>
    <style:style style:name="TableRow87" style:family="table-row">
      <style:table-row-properties style:min-row-height="0.4166in"/>
    </style:style>
    <style:style style:name="TableCell88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89" style:parent-style-name="Normale" style:family="paragraph">
      <style:paragraph-properties fo:widows="2" fo:orphans="2" fo:text-align="center" style:vertical-align="auto"/>
      <style:text-properties fo:hyphenate="true"/>
    </style:style>
    <style:style style:name="T90" style:parent-style-name="Car.predefinitoparagrafo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etter-kerning="false" fo:language="it" fo:country="IT" style:language-asian="it" style:country-asian="IT" style:language-complex="ar" style:country-complex="SA"/>
    </style:style>
    <style:style style:name="T91" style:parent-style-name="Car.predefinitoparagrafo" style:family="text"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/>
    </style:style>
    <style:style style:name="TableCell92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93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94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95" style:parent-style-name="Normale" style:family="paragraph">
      <style:paragraph-properties fo:widows="2" fo:orphans="2" fo:text-align="center" style:vertical-align="auto"/>
      <style:text-properties fo:hyphenate="true"/>
    </style:style>
    <style:style style:name="T96" style:parent-style-name="Car.predefinitoparagrafo" style:family="text">
      <style:text-properties style:font-name-asian="Times New Roman" style:font-name-complex="Times New Roman" fo:font-weight="bold" style:font-weight-asian="bold" style:font-weight-complex="bold" fo:font-style="italic" style:font-style-asian="italic" style:font-style-complex="italic" fo:color="#000000" style:letter-kerning="false" fo:language="it" fo:country="IT" style:language-asian="it" style:country-asian="IT" style:language-complex="ar" style:country-complex="SA"/>
    </style:style>
    <style:style style:name="T97" style:parent-style-name="Car.predefinitoparagrafo" style:family="text"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/>
    </style:style>
    <style:style style:name="TableRow98" style:family="table-row">
      <style:table-row-properties style:min-row-height="0.4166in"/>
    </style:style>
    <style:style style:name="TableCell9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00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01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02" style:parent-style-name="Normale" style:family="paragraph">
      <style:paragraph-properties fo:widows="2" fo:orphans="2" style:vertical-align="auto"/>
      <style:text-properties fo:hyphenate="true"/>
    </style:style>
    <style:style style:name="T103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0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05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06" style:family="table-row">
      <style:table-row-properties style:min-row-height="0.4166in"/>
    </style:style>
    <style:style style:name="TableCell10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08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0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1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11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1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3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14" style:family="table-row">
      <style:table-row-properties style:min-row-height="0.4166in"/>
    </style:style>
    <style:style style:name="TableCell11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16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1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18" style:parent-style-name="Normale" style:family="paragraph">
      <style:paragraph-properties fo:widows="2" fo:orphans="2" fo:text-align="center" style:vertical-align="auto"/>
      <style:text-properties fo:hyphenate="true"/>
    </style:style>
    <style:style style:name="T119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2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1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22" style:family="table-row">
      <style:table-row-properties style:min-row-height="0.4166in"/>
    </style:style>
    <style:style style:name="TableCell123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24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2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26" style:parent-style-name="Normale" style:family="paragraph">
      <style:paragraph-properties fo:widows="2" fo:orphans="2" fo:text-align="center" style:vertical-align="auto"/>
      <style:text-properties fo:hyphenate="true"/>
    </style:style>
    <style:style style:name="T127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28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29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30" style:family="table-row">
      <style:table-row-properties style:min-row-height="0.4166in"/>
    </style:style>
    <style:style style:name="TableCell131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32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33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34" style:parent-style-name="Normale" style:family="paragraph">
      <style:paragraph-properties fo:widows="2" fo:orphans="2" fo:text-align="center" style:vertical-align="auto"/>
      <style:text-properties fo:hyphenate="true"/>
    </style:style>
    <style:style style:name="T135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36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37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38" style:family="table-row">
      <style:table-row-properties style:min-row-height="0.4166in"/>
    </style:style>
    <style:style style:name="TableCell13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40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41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42" style:parent-style-name="Normale" style:family="paragraph">
      <style:paragraph-properties fo:widows="2" fo:orphans="2" fo:text-align="center" style:vertical-align="auto"/>
      <style:text-properties fo:hyphenate="true"/>
    </style:style>
    <style:style style:name="T143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44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45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46" style:family="table-row">
      <style:table-row-properties style:min-row-height="0.4166in"/>
    </style:style>
    <style:style style:name="TableCell14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48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49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50" style:parent-style-name="Normale" style:family="paragraph">
      <style:paragraph-properties fo:widows="2" fo:orphans="2" fo:text-align="center" style:vertical-align="auto"/>
      <style:text-properties fo:hyphenate="true"/>
    </style:style>
    <style:style style:name="T151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52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53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TableRow154" style:family="table-row">
      <style:table-row-properties style:min-row-height="0.4166in"/>
    </style:style>
    <style:style style:name="TableCell155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56" style:parent-style-name="Normale" style:family="paragraph">
      <style:paragraph-properties fo:widows="2" fo:orphans="2" fo:text-align="center" style:vertical-align="auto"/>
      <style:text-properties style:font-name-asian="Times New Roman" style:font-name-complex="Times New Roman" fo:color="#000000" style:letter-kerning="false" fo:language="it" fo:country="IT" style:language-asian="it" style:country-asian="IT" style:language-complex="ar" style:country-complex="SA" fo:hyphenate="true"/>
    </style:style>
    <style:style style:name="TableCell157" style:family="table-cell">
      <style:table-cell-properties fo:border="none" style:writing-mode="lr-tb" style:vertical-align="middle" fo:padding-top="0in" fo:padding-left="0.0486in" fo:padding-bottom="0in" fo:padding-right="0.0486in" fo:wrap-option="no-wrap"/>
    </style:style>
    <style:style style:name="P158" style:parent-style-name="Normale" style:family="paragraph">
      <style:paragraph-properties fo:widows="2" fo:orphans="2" fo:text-align="center" style:vertical-align="auto"/>
      <style:text-properties fo:hyphenate="true"/>
    </style:style>
    <style:style style:name="T159" style:parent-style-name="Car.predefinitopara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/>
    </style:style>
    <style:style style:name="TableCell16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1" style:parent-style-name="Normale" style:family="paragraph">
      <style:paragraph-properties fo:widows="2" fo:orphans="2" fo:text-align="center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fo:language="it" fo:country="IT" style:language-asian="it" style:country-asian="IT" style:language-complex="ar" style:country-complex="SA" fo:hyphenate="true"/>
    </style:style>
    <style:style style:name="P162" style:parent-style-name="Standard" style:family="paragraph">
      <style:paragraph-properties fo:text-align="justify"/>
    </style:style>
    <style:style style:name="P163" style:parent-style-name="Standard" style:family="paragraph">
      <style:paragraph-properties fo:text-align="justify"/>
    </style:style>
    <style:style style:name="P164" style:parent-style-name="Standard" style:family="paragraph">
      <style:paragraph-properties fo:text-align="justify"/>
    </style:style>
    <style:style style:name="P165" style:parent-style-name="Standard" style:family="paragraph">
      <style:paragraph-properties fo:text-align="justify"/>
      <style:text-properties fo:font-size="14pt" style:font-size-asian="14pt" style:font-size-complex="14pt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family="graphic" style:name="a15">
      <style:graphic-properties style:wrap="run-through" style:run-through="foreground" draw:fill="none" draw:stroke="solid" svg:stroke-width="0.00694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0694in" svg:stroke-color="#000000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0694in" svg:stroke-color="#000000" draw:marker-end="a1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draw:marker-end="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Marco Ottina 795130<text:tab/><text:tab/><text:tab/><text:tab/><text:tab/><text:tab/><text:tab/><text:tab/><text:tab/>A.A. 2019/2020</text:p>
      <text:p text:style-name="Standard"><text:span text:style-name="T2">Davide Sgaramella 938632</text:span></text:p>
      <text:p text:style-name="P3"/>
      <text:p text:style-name="P4"/>
      <text:p text:style-name="P5"/>
      <text:p text:style-name="P6">Università degli Studi di Torino – polo Scienze della Natura</text:p>
      <text:p text:style-name="P7">Laurea Magistrale in Informatica</text:p>
      <text:p text:style-name="P8">Corso: Tecnologie del linguaggio naturale</text:p>
      <text:p text:style-name="P9">Parte di: Luigi Di Caro</text:p>
      <text:p text:style-name="P10"/>
      <text:p text:style-name="P11"/>
      <text:p text:style-name="P12"/>
      <text:p text:style-name="P13">Esercitazione 2</text:p>
      <text:p text:style-name="P14"/>
      <text:p text:style-name="P15"/>
      <text:p text:style-name="P16"/>
      <text:p text:style-name="P17"/>
      <text:p text:style-name="P18">L'esercitazione richiede di formulare un algoritmo che, dato un<text:s/>insieme di definizioni espresse sotto forma di singola frase, restituisca il synset che meglio corrisponda a tali definizioni, similarmente a quanto un essere umano comune sa fare.</text:p>
      <text:p text:style-name="P19"/>
      <text:p text:style-name="P20"/>
      <text:p text:style-name="P21"><text:line-break/><text:span text:style-name="T22">Algoritmo</text:span></text:p>
      <text:p text:style-name="P23"/>
      <text:p text:style-name="P24">Dopo la lettura del file e l'agglomerazione di tutte le definizioni di una colonna in un unico insieme,</text:p>
      <text:p text:style-name="P25">si è eseguito l'algoritmo progettato al fine di trovare un<text:s/><text:span text:style-name="T26">synset</text:span><text:s/>che rappresenti al meglio possibile tale insieme di definizioni.</text:p>
      <text:p text:style-name="P27">L'algoritmo è diviso in due parti:</text:p>
      <text:list text:style-name="LFO1" text:continue-numbering="true">
        <text:list-item>
          <text:p text:style-name="P28"><text:span text:style-name="T29">preparazione</text:span>: si raccolgono le informazioni relative alle definizioni per generare un contesto, simile a quello di disambiguazione</text:p>
        </text:list-item>
        <text:list-item>
          <text:p text:style-name="P30"><text:span text:style-name="T31">ricerca</text:span>: si scansionano iterativamente i<text:s/><text:span text:style-name="T32">synset</text:span><text:s/>delle definizioni, formando la<text:s/><text:span text:style-name="T33">frontiera</text:span>,<text:s/>per cercare quello più aderente alle definizioni date.</text:p>
        </text:list-item>
      </text:list>
      <text:p text:style-name="P34"/>
      <text:p text:style-name="P35"/>
      <text:p text:style-name="P36"/>
      <text:p text:style-name="P37"/>
      <text:p text:style-name="P38">Inizializzazione</text:p>
      <text:p text:style-name="P39"/>
      <text:p text:style-name="P40">Durante l'inizializzazione si forma un insieme di parole, il cosiddetto<text:s/><text:span text:style-name="T41">bag pesato</text:span>,<text:s/>estratte dai vari<text:s/><text:span text:style-name="T42">synset</text:span><text:s/>di quelle che formano le frasi delle definizioni, e si associa un peso ad ognuna di esse.</text:p>
      <text:p text:style-name="P43">Il calcolo è relativamente complesso, sommando le seguenti componenti:</text:p>
      <text:list text:style-name="LFO2" text:continue-numbering="true">
        <text:list-item>
          <text:p text:style-name="P44">al nome del<text:s/><text:span text:style-name="T45">synset</text:span><text:s/>presente nelle frasi ed i sinonimi viene associato 4.</text:p>
        </text:list-item>
        <text:list-item>
          <text:p text:style-name="P46">alle parole nelle definizioni e ai nomi degli iperonimi viene associato 2.</text:p>
        </text:list-item>
        <text:list-item>
          <text:p text:style-name="P47">al resto 1, ossia ad iponimi, alle parole negli esempi, ai meronimi ed agli olonimi.</text:p>
        </text:list-item>
        <text:list-item>
          <text:p text:style-name="P48">dopodichè, si aggregano tutti i pesi calcolati per ogni parola, qualora questa fosse stata individuata in più definizioni distinte, in una unica lista di pesi qualora tale parola fosse stata individuata più volte.</text:p>
        </text:list-item>
        <text:list-item>
          <text:p text:style-name="P49">si trasformano le eventuali liste di pesi in un unico valore tramite un calcolo, che può essere la media dei valori o, come avviene, la sommatoria degli stessi.</text:p>
        </text:list-item>
      </text:list>
      <text:p text:style-name="P50">In questo modo si forma il cosiddetto<text:s/><text:span text:style-name="T51">genus</text:span>.</text:p>
      <text:soft-page-break/>
      <text:p text:style-name="P52">Similarmente, si forma la<text:s/><text:span text:style-name="T53">differentia</text:span><text:s/>per ogni<text:s/><text:span text:style-name="T54">synset</text:span><text:s/>di ogni antinomia dei<text:s/><text:span text:style-name="T55">synset</text:span><text:s/>delle parole presenti unicamente nelle definizioni, ma limitando la "fonte" di parole al solo nome e definizione dell'antinomia. In questo modo andiamo ad esplorare la tassonomia di WordNet cercando di tagliare i percorsi che contengono risultati non adeguati alla bag prodotta.</text:p>
      <text:p text:style-name="P56">Infine, si forma la<text:s/><text:span text:style-name="T57">frontiera</text:span>, ossia una struttura FIFO di nomi di<text:s/><text:span text:style-name="T58">synset</text:span><text:s/>da valutare.</text:p>
      <text:p text:style-name="P59"/>
      <text:p text:style-name="P60"/>
      <text:p text:style-name="P61"/>
      <text:p text:style-name="P62"/>
      <text:p text:style-name="P63">Ricerca</text:p>
      <text:p text:style-name="P64"/>
      <text:p text:style-name="P65">Estraendo una parola alla volta dalla frontiera, per ogni<text:s/><text:span text:style-name="T66">synset</text:span><text:s/>relativo, si<text:s/>calcola il<text:s/><text:span text:style-name="T67">bag</text:span><text:s/>relativo e si computa il<text:s/><text:span text:style-name="T68">weighted overlap</text:span><text:s/>con esso e quello ricavato inizialmente dalle definizioni. Ad esso si sottrae il<text:s/><text:span text:style-name="T69">weighted overlap</text:span><text:s/>del<text:s/><text:span text:style-name="T70">bag</text:span><text:s/>sopracitato con il<text:s/><text:span text:style-name="T71">differentia</text:span>. Se il valore di<text:s/><text:span text:style-name="T72">similarità</text:span><text:s/>così ottenuto ed approssimato superasse quello del<text:s/><text:span text:style-name="T73">synset</text:span><text:s/>migliore fin'ora trovato (inzialmente zero) allora il<text:s/><text:span text:style-name="T74">synset</text:span><text:s/>corrente sarà considerato il migliore.</text:p>
      <text:p text:style-name="P75"/>
      <text:p text:style-name="P76">Il<text:s/><text:span text:style-name="T77">weighted overlap</text:span><text:s/>si calcola tra due<text:s/><text:span text:style-name="T78">bag</text:span><text:s/>sommando i pesi delle parole tra di loro condivise, ossia sommando i pesi dell'intersezione. Nessuna normalizzazione viene apportata.</text:p>
      <text:p text:style-name="P79"/>
      <text:p text:style-name="P80"/>
      <text:p text:style-name="P81">Risultati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Output atteso</text:span><text:span text:style-name="T91">: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><text:span text:style-name="T96">Output ottenuto</text:span><text:span text:style-name="T97">:</text:span></text:p>
          </table:table-cell>
        </table:table-row>
        <table:table-row table:style-name="TableRow98">
          <table:table-cell table:style-name="TableCell99">
            <text:p text:style-name="P100">Politics</text:p>
          </table:table-cell>
          <table:table-cell table:style-name="TableCell101">
            <text:p text:style-name="P102"><text:span text:style-name="T103"><draw:connector draw:type="line" svg:x1="0.00278in" svg:y1="0.20347in" svg:x2="0.70069in" svg:y2="0.20347in" draw:z-index="251677696" draw:id="id0" draw:style-name="a1" draw:name="Connettore 2 11" text:anchor-type="paragraph"><svg:title/><svg:desc/></draw:connector>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Justice</text:p>
          </table:table-cell>
          <table:table-cell table:style-name="TableCell109">
            <text:p text:style-name="P110"><text:span text:style-name="T111"><draw:connector draw:type="line" svg:x1="0.00278in" svg:y1="0.20347in" svg:x2="0.70069in" svg:y2="0.20347in" draw:z-index="251675648" draw:id="id1" draw:style-name="a3" draw:name="Connettore 2 10" text:anchor-type="paragraph"><svg:title/><svg:desc/></draw:connector></text:span>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Greed</text:p>
          </table:table-cell>
          <table:table-cell table:style-name="TableCell117">
            <text:p text:style-name="P118"><text:span text:style-name="T119"><draw:connector draw:type="line" svg:x1="0.00278in" svg:y1="0.20347in" svg:x2="0.70069in" svg:y2="0.20347in" draw:z-index="251663360" draw:id="id2" draw:style-name="a5" draw:name="Connettore 2 4" text:anchor-type="paragraph"><svg:title/><svg:desc/></draw:connector></text:span></text:p>
          </table:table-cell>
          <table:table-cell table:style-name="TableCell120">
            <text:p text:style-name="P121"/>
          </table:table-cell>
        </table:table-row>
        <table:table-row table:style-name="TableRow122">
          <table:table-cell table:style-name="TableCell123">
            <text:p text:style-name="P124">Patience</text:p>
          </table:table-cell>
          <table:table-cell table:style-name="TableCell125">
            <text:p text:style-name="P126"><text:span text:style-name="T127"><draw:connector draw:type="line" svg:x1="0.00278in" svg:y1="0.20347in" svg:x2="0.70069in" svg:y2="0.20347in" draw:z-index="251665408" draw:id="id3" draw:style-name="a7" draw:name="Connettore 2 5" text:anchor-type="paragraph"><svg:title/><svg:desc/></draw:connector></text:span></text:p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Food</text:p>
          </table:table-cell>
          <table:table-cell table:style-name="TableCell133">
            <text:p text:style-name="P134"><text:span text:style-name="T135"><draw:connector draw:type="line" svg:x1="0.00278in" svg:y1="0.20347in" svg:x2="0.70069in" svg:y2="0.20347in" draw:z-index="251667456" draw:id="id4" draw:style-name="a9" draw:name="Connettore 2 6" text:anchor-type="paragraph"><svg:title/><svg:desc/></draw:connector></text:span>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Vehicle</text:p>
          </table:table-cell>
          <table:table-cell table:style-name="TableCell141">
            <text:p text:style-name="P142"><text:span text:style-name="T143"><draw:connector draw:type="line" svg:x1="0.00278in" svg:y1="0.20347in" svg:x2="0.70069in" svg:y2="0.20347in" draw:z-index="251669504" draw:id="id5" draw:style-name="a11" draw:name="Connettore 2 7" text:anchor-type="paragraph"><svg:title/><svg:desc/></draw:connector></text:span></text:p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>
            <text:p text:style-name="P148">Screw</text:p>
          </table:table-cell>
          <table:table-cell table:style-name="TableCell149">
            <text:p text:style-name="P150"><text:span text:style-name="T151"><draw:connector draw:type="line" svg:x1="0.00278in" svg:y1="0.20347in" svg:x2="0.70069in" svg:y2="0.20347in" draw:z-index="251671552" draw:id="id6" draw:style-name="a13" draw:name="Connettore 2 8" text:anchor-type="paragraph"><svg:title/><svg:desc/></draw:connector></text:span>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Radiator</text:p>
          </table:table-cell>
          <table:table-cell table:style-name="TableCell157">
            <text:p text:style-name="P158"><text:span text:style-name="T159"><draw:connector draw:type="line" svg:x1="0.00278in" svg:y1="0.20347in" svg:x2="0.70069in" svg:y2="0.20347in" draw:z-index="251673600" draw:id="id7" draw:style-name="a15" draw:name="Connettore 2 9" text:anchor-type="paragraph"><svg:title/><svg:desc/></draw:connector></text:span></text:p>
          </table:table-cell>
          <table:table-cell table:style-name="TableCell160">
            <text:p text:style-name="P161"/>
          </table:table-cell>
        </table:table-row>
      </table:table>
      <text:p text:style-name="P162"/>
      <text:p text:style-name="P163"/>
      <text:p text:style-name="P164"/>
      <text:p text:style-name="P165">Codice condiviso</text:p>
      <text:p text:style-name="P166"/>
      <text:p text:style-name="P167">Sono stati defniti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 style:parent-style-name="Standard">
      <style:paragraph-properties style:text-autospace="none"/>
      <style:text-properties style:font-name-asian="Times New Roman" style:font-name-complex="Times New Roman" fo:color="#000000" fo:language="de" fo:country="DE" style:language-asian="ja" style:country-asian="JP" style:language-complex="fa" style:country-complex="IR"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10" svg:viewBox="0 0 20 30" svg:d="m10 0-10 30h20z"/>
    <draw:marker draw:name="a2" svg:viewBox="0 0 20 30" svg:d="m10 0-10 30h20z"/>
    <draw:marker draw:name="a12" svg:viewBox="0 0 20 30" svg:d="m10 0-10 30h20z"/>
    <draw:marker draw:name="a4" svg:viewBox="0 0 20 30" svg:d="m10 0-10 30h20z"/>
    <draw:marker draw:name="a14" svg:viewBox="0 0 20 30" svg:d="m10 0-10 30h20z"/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avide Sgaramella</meta:initial-creator>
    <dc:creator>davide sgaramella</dc:creator>
    <meta:creation-date>2020-12-06T16:29:00Z</meta:creation-date>
    <dc:date>2020-12-06T16:29:00Z</dc:date>
    <meta:template xlink:href="Normal.dotm" xlink:type="simple"/>
    <meta:editing-cycles>2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2" meta:paragraph-count="6" meta:word-count="489" meta:character-count="3275" meta:row-count="23" meta:non-whitespace-character-count="2792"/>
  </office:meta>
</office:document-meta>
</file>